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style:font-name="Calibri" style:font-name-asian="Calibri" style:font-name-complex="Calibri"/>
    </style:style>
    <style:style style:name="ce4" style:family="table-cell" style:parent-style-name="Default" style:data-style-name="N0">
      <style:table-cell-properties style:vertical-align="middle"/>
      <style:text-properties fo:color="#000000"/>
    </style:style>
    <style:style style:name="ce5" style:family="table-cell" style:parent-style-name="Default" style:data-style-name="N0">
      <style:table-cell-properties style:vertical-align="middle"/>
      <style:text-properties style:font-name="Calibri" style:font-name-asian="Calibri" style:font-name-complex="Calibri"/>
    </style:style>
    <style:style style:name="co1" style:family="table-column">
      <style:table-column-properties fo:break-before="auto" style:column-width="2.34597222222222cm"/>
    </style:style>
    <style:style style:name="co2" style:family="table-column">
      <style:table-column-properties fo:break-before="auto" style:column-width="8.59013888888889cm"/>
    </style:style>
    <style:style style:name="co3" style:family="table-column">
      <style:table-column-properties fo:break-before="auto" style:column-width="12.6647222222222cm"/>
    </style:style>
    <style:style style:name="co4" style:family="table-column">
      <style:table-column-properties fo:break-before="auto" style:column-width="1.83444444444444cm"/>
    </style:style>
    <style:style style:name="ro1" style:family="table-row">
      <style:table-row-properties style:row-height="14.5pt" style:use-optimal-row-height="true" fo:break-before="auto"/>
    </style:style>
    <style:style style:name="ro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vp3"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00:00:09.900</text:p>
          </table:table-cell>
          <table:table-cell table:style-name="ce3"/>
          <table:table-cell office:value-type="string" table:style-name="ce1">
            <text:p><text:s/>Probemonat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0:34.900</text:p>
          </table:table-cell>
          <table:table-cell office:value-type="string" table:style-name="ce4">
            <text:p><text:s/>also zunächst einmal probiere ich halbwegs ausgeglichen die Materialien zu verbrauchen. Deshalb fang ich mit dem Bett an, weil das recht ausgeglichen wirkt.</text:p>
          </table:table-cell>
          <table:table-cell office:value-type="string" table:style-name="ce1">
            <text:p><text:s/>M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0:53.651</text:p>
          </table:table-cell>
          <table:table-cell office:value-type="string" table:style-name="ce4">
            <text:p><text:s/>Werkstatt c und d sind jetzt ziemlich weit verbrau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05.651</text:p>
          </table:table-cell>
          <table:table-cell office:value-type="string" table:style-name="ce4">
            <text:p><text:s/>deshalb müssen wir jetzt gucken das wir auch mit den anderen Werkstätten was machen</text:p>
          </table:table-cell>
          <table:table-cell office:value-type="string" table:style-name="ce1">
            <text:p>E(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23.901</text:p>
          </table:table-cell>
          <table:table-cell office:value-type="string" table:style-name="ce4">
            <text:p><text:s/>das sieht schonmal recht ok au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42.151</text:p>
          </table:table-cell>
          <table:table-cell office:value-type="string" table:style-name="ce4">
            <text:p><text:s/>also wsa und d haben wir komplett verbraucht, wsc noch nicht. das heißt wir könnten gucken, ob wir n paar weniger betten machen und dafür n regal mehr</text:p>
          </table:table-cell>
          <table:table-cell office:value-type="string" table:style-name="ce1">
            <text:p><text:s/>E(B,R,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1:57.901</text:p>
          </table:table-cell>
          <table:table-cell office:value-type="string" table:style-name="ce4">
            <text:p><text:s/>aber da fehlt uns jetzt das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07.651</text:p>
          </table:table-cell>
          <table:table-cell office:value-type="string" table:style-name="ce4">
            <text:p><text:s/>der tisch braucht recht viel Metall also könnten wir da vllt n paar weniger mac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17.151</text:p>
          </table:table-cell>
          <table:table-cell office:value-type="string" table:style-name="ce4">
            <text:p><text:s/>zu wenig Zeit in 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19.401</text:p>
          </table:table-cell>
          <table:table-cell office:value-type="string" table:style-name="ce4">
            <text:p><text:s/>ok dann noch ein Bett weniger, noch eins wenig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27.151</text:p>
          </table:table-cell>
          <table:table-cell office:value-type="string" table:style-name="ce4">
            <text:p><text:s/>nicht genug Metall, dann nochmal wa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29.652</text:p>
          </table:table-cell>
          <table:table-cell office:value-type="string" table:style-name="ce4">
            <text:p><text:s/>ok ich glaub wsc und d haben wir voll ausgereizt</text:p>
          </table:table-cell>
          <table:table-cell office:value-type="string" table:style-name="ce1">
            <text:p><text:s/>RW: 8,14,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38.401</text:p>
          </table:table-cell>
          <table:table-cell office:value-type="string" table:style-name="ce4">
            <text:p><text:s/>eben wars bess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47.401</text:p>
          </table:table-cell>
          <table:table-cell office:value-type="string" table:style-name="ce4">
            <text:p><text:s/>1 und 3h übrig</text:p>
          </table:table-cell>
          <table:table-cell office:value-type="string" table:style-name="ce1">
            <text:p>E(B,R,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50.651</text:p>
          </table:table-cell>
          <table:table-cell office:value-type="string" table:style-name="ce4">
            <text:p><text:s/>die Frage ist, ob wir das noch besser hinkrieg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54.901</text:p>
          </table:table-cell>
          <table:table-cell office:value-type="string" table:style-name="ce4">
            <text:p><text:s/>und jetzt haben wir noch in wsb recht viel Zeit übr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2:59.151</text:p>
          </table:table-cell>
          <table:table-cell office:value-type="string" table:style-name="ce4">
            <text:p><text:s/>der tisch verbraucht viel, aber der braucht auch viel Metall was wir nicht hab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06.651</text:p>
          </table:table-cell>
          <table:table-cell office:value-type="string" table:style-name="ce4">
            <text:p><text:s/>das heißt wir müssten Metall sparen, also vllt doch ein Regal wenig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20.152</text:p>
          </table:table-cell>
          <table:table-cell office:value-type="string" table:style-name="ce4">
            <text:p><text:s/>das Metall, das ist halt genau, ok, da.. ??</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28.651</text:p>
          </table:table-cell>
          <table:table-cell office:value-type="string" table:style-name="ce4">
            <text:p><text:s/>jetzt haben wir aber in wsa nichts mehr, und wir haben noch ziemlich viel Holz übr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33.151</text:p>
          </table:table-cell>
          <table:table-cell office:value-type="string" table:style-name="ce4">
            <text:p><text:s/>was braucht viel Holz? der Stuh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37.151</text:p>
          </table:table-cell>
          <table:table-cell office:value-type="string" table:style-name="ce4">
            <text:p><text:s/>und der braucht auch in der ersten Werkstatt viel, und die haben wir schon recht dolle belegt.</text:p>
          </table:table-cell>
          <table:table-cell office:value-type="string" table:style-name="ce1">
            <text:p><text:s/>RW: 0,2,3,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44.901</text:p>
          </table:table-cell>
          <table:table-cell office:value-type="string" table:style-name="ce4">
            <text:p><text:s/>vielleicht ein paar weniger tische</text:p>
          </table:table-cell>
          <table:table-cell office:value-type="string" table:style-name="ce1">
            <text:p><text:s/>E(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3:50.151</text:p>
          </table:table-cell>
          <table:table-cell office:value-type="string" table:style-name="ce4">
            <text:p><text:s/>jetzt ist die wsb unterbesetzt</text:p>
          </table:table-cell>
          <table:table-cell office:value-type="string" table:style-name="ce1">
            <text:p><text:s/>RW: 0,12,3,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07.651</text:p>
          </table:table-cell>
          <table:table-cell office:value-type="string" table:style-name="ce4">
            <text:p><text:s/>vier, sechs, (Zeitkosten für Tisch) wir haben vier drei noch übrig (Zeit in WSA, WSB)</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16.651</text:p>
          </table:table-cell>
          <table:table-cell office:value-type="string" table:style-name="ce4">
            <text:p><text:s/>also ich würde gern noch das Holz verbrauchen was wir haben, weil sparen kann man ja nicht - RM: 19,3</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25.651</text:p>
          </table:table-cell>
          <table:table-cell office:value-type="string" table:style-name="ce4">
            <text:p><text:s/>mir fällt aber jetzt keine Möglichkeit ein das noch besser zu mac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32.401</text:p>
          </table:table-cell>
          <table:table-cell office:value-type="string" table:style-name="ce4">
            <text:p><text:s/>wir haben auch überall so ein Schnipsel übrig, das ist ja eigentlich blöd, ich will ja genau auf 0 kommen</text:p>
          </table:table-cell>
          <table:table-cell office:value-type="string" table:style-name="ce1">
            <text:p><text:s/>RR: 19,3,4,3,3,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41.401</text:p>
          </table:table-cell>
          <table:table-cell office:value-type="string" table:style-name="ce4">
            <text:p><text:s/>das können wir nochmal machen, das ist schonmal besser.</text:p>
          </table:table-cell>
          <table:table-cell office:value-type="string" table:style-name="ce1">
            <text:p><text:s/>+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4:48.401</text:p>
          </table:table-cell>
          <table:table-cell office:value-type="string" table:style-name="ce4">
            <text:p><text:s/>ich denke jetzt haben wir die Werkstätten relativ dolle ausgelastet</text:p>
          </table:table-cell>
          <table:table-cell office:value-type="string" table:style-name="ce1">
            <text:p><text:s/>RW: 0,2,3,2, 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11.901</text:p>
          </table:table-cell>
          <table:table-cell office:value-type="string" table:style-name="ce4">
            <text:p><text:s/>3,2 als Rest, kann man das noch weiter reduzie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29.902</text:p>
          </table:table-cell>
          <table:table-cell office:value-type="string" table:style-name="ce4">
            <text:p><text:s/>nicht genug Metall. ne ich glaub es wird nicht mehr besser</text:p>
          </table:table-cell>
          <table:table-cell office:value-type="string" table:style-name="ce1">
            <text:p><text:s/>RR: 15,2,0,2,3,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32.651</text:p>
          </table:table-cell>
          <table:table-cell office:value-type="string" table:style-name="ce4">
            <text:p><text:s/></text:p>
          </table:table-cell>
          <table:table-cell office:value-type="string" table:style-name="ce1">
            <text:p>Probemonat beendet (Gold: 102/103, Hergestellt: [11,2,9,4] Möglich: [7,5,7,6])</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5:43.401</text:p>
          </table:table-cell>
          <table:table-cell office:value-type="string" table:style-name="ce4">
            <text:p><text:s/>ok also das optimale Vorgehen zeigt, dass die Sachen relativ ausgeglichen produziert wurden. das habe ich nicht gemacht, weil ich am Anfang erstmal möglich viel verbrauchen wollte, dass man schonmal nah bei 0 ist. und dann das Optimieren leichter fällt. aber ich werde jetzt mal beim nächsten Probieren am Anfang alle gleichmäßig zu klicken, dass wenig übrig bleib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09.401</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11.901</text:p>
          </table:table-cell>
          <table:table-cell office:value-type="string" table:style-name="ce4">
            <text:p><text:s/>ok ein neuer Monat, los geht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19.401</text:p>
          </table:table-cell>
          <table:table-cell office:value-type="string" table:style-name="ce4">
            <text:p><text:s/>regale sind recht teuer jetzt, die kosten 10, das heißt wir werden erstmal mit denen anfangen. Aber wir wollten auch ausgeglichen produzie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25.651</text:p>
          </table:table-cell>
          <table:table-cell office:value-type="string" table:style-name="ce4">
            <text:p><text:s/></text:p>
          </table:table-cell>
          <table:table-cell office:value-type="string" table:style-name="ce1">
            <text:p><text:s/>Monat 1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28.901</text:p>
          </table:table-cell>
          <table:table-cell office:value-type="string" table:style-name="ce4">
            <text:p><text:s/>mach ich jetzt mal 1,1,2</text:p>
          </table:table-cell>
          <table:table-cell office:value-type="string" table:style-name="ce1">
            <text:p><text:s/>!! E(B,R,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34.401</text:p>
          </table:table-cell>
          <table:table-cell office:value-type="string" table:style-name="ce4">
            <text:p><text:s/>also immer reihum eins und bei regalen zwei, weil die besonders viel bringen im Mona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42.151</text:p>
          </table:table-cell>
          <table:table-cell office:value-type="string" table:style-name="ce4">
            <text:p><text:s/>keine Ahnung, ob das eine gute Strategie is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47.901</text:p>
          </table:table-cell>
          <table:table-cell office:value-type="string" table:style-name="ce4">
            <text:p><text:s/>oh aber es ist vor allem scho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51.401</text:p>
          </table:table-cell>
          <table:table-cell office:value-type="string" table:style-name="ce4">
            <text:p><text:s/>ja, ich glaub es ist ganz ok, wir haben jetzt ziemlich viel noch bei b und d übrig.<text:s text:c="2"/></text:p>
          </table:table-cell>
          <table:table-cell office:value-type="string" table:style-name="ce1">
            <text:p><text:s/>RR: 28,100,4,18,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6:56.651</text:p>
          </table:table-cell>
          <table:table-cell office:value-type="string" table:style-name="ce4">
            <text:p><text:s text:c="2"/>da müssen wir nochmal gucken ob wir das da irgendwie noch...</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03.902</text:p>
          </table:table-cell>
          <table:table-cell office:value-type="string" table:style-name="ce4">
            <text:p><text:s/>ok wsc haben wir jetzt viel übrig, aber wir haben uns auch auf Regale fokussiert. ähh, bei wsc ist wenig übrig, aber wir haben uns auch auf die regale fokussiert, die mehr bei c verbrauchen als bei d. das heißt deshalb haben wir da jetzt auch weniger am Ende<text:s text:c="2"/></text:p>
          </table:table-cell>
          <table:table-cell office:value-type="string" table:style-name="ce1">
            <text:p><text:s/>RW: 0,12,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29.401</text:p>
          </table:table-cell>
          <table:table-cell office:value-type="string" table:style-name="ce4">
            <text:p><text:s/>was machen wir da jetzt? also das Bett hat nur einen Unterschied zwischen c und 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37.651</text:p>
          </table:table-cell>
          <table:table-cell office:value-type="string" table:style-name="ce4">
            <text:p><text:s/>das heißt wenn man das mehr baut, ist der Ausgleichs Effekt nicht so ries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7:51.901</text:p>
          </table:table-cell>
          <table:table-cell office:value-type="string" table:style-name="ce4">
            <text:p><text:s/>das heißt ich weiß nicht ob sich das lohnt, weil wenn man guckt: die betten bringen nicht so viel. also ich glaube ich würde mich echt hauptsächlich auf die regale fokussieren und dann trotzdem in Kauf nehmen, dass wir am Ende in der wsd ziemlich viel übrig haben,</text:p>
          </table:table-cell>
          <table:table-cell office:value-type="string" table:style-name="ce1">
            <text:p><text:s/>-B, ++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15.401</text:p>
          </table:table-cell>
          <table:table-cell office:value-type="string" table:style-name="ce4">
            <text:p><text:s/>Hier bei Tisch und Stuhl sehe ich gerade, dass der tisch mehr verbraucht, ähh <text:s/>mehr Gold bringt, das heißt ich werde das auch nochmal umändern, dass wir mehr auf tische gehen.</text:p>
          </table:table-cell>
          <table:table-cell office:value-type="string" table:style-name="ce1">
            <text:p><text:s/>--S, ++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32.652</text:p>
          </table:table-cell>
          <table:table-cell office:value-type="string" table:style-name="ce4">
            <text:p><text:s/>so das sieht jetzt relativ gut au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41.901</text:p>
          </table:table-cell>
          <table:table-cell office:value-type="string" table:style-name="ce4">
            <text:p><text:s/>frage ist, vielleicht sollten wir noch mehr regale bauen</text:p>
          </table:table-cell>
          <table:table-cell office:value-type="string" table:style-name="ce1">
            <text:p><text:s/>--B, +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8:49.151</text:p>
          </table:table-cell>
          <table:table-cell office:value-type="string" table:style-name="ce4">
            <text:p><text:s/>weil wir haben, jetzt ziemlich viele Ressourcen übrig weil wir die wsd nicht voll ausgelastet haben. aber ich glaube das bringt nichts, weniger regale zu bauen und dafür betten zu bauen, die auch die wsd ausnutz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05.901</text:p>
          </table:table-cell>
          <table:table-cell office:value-type="string" table:style-name="ce4">
            <text:p><text:s/>weil die bringen nur halb so viel und die Ressourcen scheinen jeden Monat egal zu sein, weil man eh genügend ha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13.901</text:p>
          </table:table-cell>
          <table:table-cell office:value-type="string" table:style-name="ce4">
            <text:p><text:s/>und ich glaub ich lass das so</text:p>
          </table:table-cell>
          <table:table-cell office:value-type="string" table:style-name="ce1">
            <text:p><text:s/>RR: 35,81,0,2,1,25</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16.901</text:p>
          </table:table-cell>
          <table:table-cell office:value-type="string" table:style-name="ce4">
            <text:p><text:s/></text:p>
          </table:table-cell>
          <table:table-cell office:value-type="string" table:style-name="ce1">
            <text:p>Monat 1 beendet (Gold: 138/138, Hergestellt: [0,9,9,4] Möglich: [0,9,9,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24.901</text:p>
          </table:table-cell>
          <table:table-cell office:value-type="string" table:style-name="ce4">
            <text:p><text:s text:c="2"/>ja, ok, alles richtig gemacht, hätte sich nicht gelohnt die betten zu bauen. War gut, voll auf die Regale zu ge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30.401</text:p>
          </table:table-cell>
          <table:table-cell office:value-type="string" table:style-name="ce4">
            <text:p><text:s/>und oben hab ich halt einfach nur versucht, dass am Ende 0 rauskommt bei den Werkstätten, dass wir alles komplett verbrauchen und das hat auch gut geklapp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43.151</text:p>
          </table:table-cell>
          <table:table-cell office:value-type="string" table:style-name="ce4">
            <text:p><text:s/></text:p>
          </table:table-cell>
          <table:table-cell office:value-type="string" table:style-name="ce1">
            <text:p>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44.151</text:p>
          </table:table-cell>
          <table:table-cell office:value-type="string" table:style-name="ce4">
            <text:p><text:s/>Ok, perfekt. Weiter geht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48.401</text:p>
          </table:table-cell>
          <table:table-cell office:value-type="string" table:style-name="ce4">
            <text:p><text:s/>ok, oh, ganz schöner Preiseinbruch, das ist belasten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52.651</text:p>
          </table:table-cell>
          <table:table-cell office:value-type="string" table:style-name="ce4">
            <text:p><text:s/>aber die bitten sind stabil geblieben, also sollten wir vielleicht jetzt die fokussie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09:56.401</text:p>
          </table:table-cell>
          <table:table-cell office:value-type="string" table:style-name="ce4">
            <text:p><text:s/>und wir haben auch weniger Materialien, das heißt wir müssen mal gucken, wie das was veränder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1">
          <table:table-cell office:value-type="string" table:style-name="ce2">
            <text:p>00:09:59.151</text:p>
          </table:table-cell>
          <table:table-cell table:style-name="ce3"/>
          <table:table-cell office:value-type="string" table:style-name="ce1">
            <text:p>Monat 2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03.152</text:p>
          </table:table-cell>
          <table:table-cell office:value-type="string" table:style-name="ce4">
            <text:p><text:s/>und tendenziell weniger Metall, das heißt ich fang erstmal an mit den Betten.</text:p>
          </table:table-cell>
          <table:table-cell office:value-type="string" table:style-name="ce1">
            <text:p><text:s/>!! E(B,R,T,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11.402</text:p>
          </table:table-cell>
          <table:table-cell office:value-type="string" table:style-name="ce4">
            <text:p><text:s/>und mach wieder das wie letztes mal, mit dem das eine zweimal klicken, und die anderen einzeln und schau mal, wo ich am Ende lande. .</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23.401</text:p>
          </table:table-cell>
          <table:table-cell office:value-type="string" table:style-name="ce4">
            <text:p><text:s/>ok, c ist verbraucht.</text:p>
          </table:table-cell>
          <table:table-cell office:value-type="string" table:style-name="ce1">
            <text:p><text:s/>RW: 20,32,2,8</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33.401</text:p>
          </table:table-cell>
          <table:table-cell office:value-type="string" table:style-name="ce4">
            <text:p><text:s/>da sind wir jetzt - es scheint wider - na, es könnte knapp werden mit dem Metall. und wir haben jetzt noch ziemlich viel, was wir verbrauchen können an kram</text:p>
          </table:table-cell>
          <table:table-cell office:value-type="string" table:style-name="ce1">
            <text:p><text:s/>++T, ++S, RR: 16,9,0,17,2,8</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45.901</text:p>
          </table:table-cell>
          <table:table-cell office:value-type="string" table:style-name="ce4">
            <text:p><text:s/>ich geh einen weg vom regal und dafür bau ich ein Bett mehr, weil wir da nochmal bisschen effizienter die Werkstätten benutzen können,</text:p>
          </table:table-cell>
          <table:table-cell office:value-type="string" table:style-name="ce1">
            <text:p><text:s/>-R, ++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56.401</text:p>
          </table:table-cell>
          <table:table-cell office:value-type="string" table:style-name="ce4">
            <text:p><text:s/>jetzt haben wir noch 1,3 übrig</text:p>
          </table:table-cell>
          <table:table-cell office:value-type="string" table:style-name="ce1">
            <text:p>RW: 0,17,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0:59.401</text:p>
          </table:table-cell>
          <table:table-cell office:value-type="string" table:style-name="ce4">
            <text:p><text:s/>wenn wir noch ein egal weniger bauen, haben wir 3,2 übrig. wir brauchen 3,4</text:p>
          </table:table-cell>
          <table:table-cell office:value-type="string" table:style-name="ce1">
            <text:p><text:s/>E(R,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06.901</text:p>
          </table:table-cell>
          <table:table-cell office:value-type="string" table:style-name="ce4">
            <text:p><text:s/>ok das lohnt sich nicht, eben wars besser, da hatten wir 1,3 übrig bei c und 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15.151</text:p>
          </table:table-cell>
          <table:table-cell office:value-type="string" table:style-name="ce4">
            <text:p><text:s/>wsb hat jetzt noch 17 stunden übrig, die würd ich gern verbrauc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23.901</text:p>
          </table:table-cell>
          <table:table-cell office:value-type="string" table:style-name="ce4">
            <text:p><text:s/>der tisch verbraucht mehr in wsd als in wsa</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28.151</text:p>
          </table:table-cell>
          <table:table-cell office:value-type="string" table:style-name="ce4">
            <text:p><text:s/>aber der verbraucht auch viel Metall, und wir haben nicht so viel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32.401</text:p>
          </table:table-cell>
          <table:table-cell office:value-type="string" table:style-name="ce4">
            <text:p><text:s/>dann würd ich trotzdem gucken dass wir das Metall komplett verbrauchen, das scheint doch jetzt recht..</text:p>
          </table:table-cell>
          <table:table-cell office:value-type="string" table:style-name="ce1">
            <text:p><text:s/>-S, +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40.901</text:p>
          </table:table-cell>
          <table:table-cell office:value-type="string" table:style-name="ce4">
            <text:p><text:s/>ahh, jetzt haben wir aber 12 (Stunden in wsb) übrig, das ist schon viel</text:p>
          </table:table-cell>
          <table:table-cell office:value-type="string" table:style-name="ce1">
            <text:p><text:s/>RW: 0,12,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49.151</text:p>
          </table:table-cell>
          <table:table-cell office:value-type="string" table:style-name="ce4">
            <text:p><text:s/>das heißt wir können noch weniger Stühle bauen vielleicht</text:p>
          </table:table-cell>
          <table:table-cell office:value-type="string" table:style-name="ce1">
            <text:p><text:s/>-S, +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1:54.151</text:p>
          </table:table-cell>
          <table:table-cell office:value-type="string" table:style-name="ce4">
            <text:p><text:s/>vier und sechs (Stunden für einen Tisch), jetzt haben wir noch 7 übrig</text:p>
          </table:table-cell>
          <table:table-cell office:value-type="string" table:style-name="ce1">
            <text:p><text:s/>RW: 0,7,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00.901</text:p>
          </table:table-cell>
          <table:table-cell office:value-type="string" table:style-name="ce4">
            <text:p><text:s/>jetzt haben wir kein Metall meh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03.651</text:p>
          </table:table-cell>
          <table:table-cell office:value-type="string" table:style-name="ce4">
            <text:p><text:s/>wenn ich zwei weniger mach - haben wir 8 und 4 übrig</text:p>
          </table:table-cell>
          <table:table-cell office:value-type="string" table:style-name="ce1">
            <text:p><text:s/>--S, +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11.901</text:p>
          </table:table-cell>
          <table:table-cell office:value-type="string" table:style-name="ce4">
            <text:p><text:s/>wir haben echt zu wenig Metall</text:p>
          </table:table-cell>
          <table:table-cell office:value-type="string" table:style-name="ce1">
            <text:p><text:s/>RR: 27,0,8,4,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18.901</text:p>
          </table:table-cell>
          <table:table-cell office:value-type="string" table:style-name="ce4">
            <text:p><text:s/>aber der Stuhl bringt ja auch fast gar nichts, der kostet ja nur 1</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24.401</text:p>
          </table:table-cell>
          <table:table-cell office:value-type="string" table:style-name="ce4">
            <text:p><text:s/>das heißt wir sollten vielleicht.. ah ok, das würde nur zwei Metall wiederbringen</text:p>
          </table:table-cell>
          <table:table-cell office:value-type="string" table:style-name="ce1">
            <text:p><text:s/>H(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33.401</text:p>
          </table:table-cell>
          <table:table-cell office:value-type="string" table:style-name="ce4">
            <text:p><text:s/>und die anderen beiden - Bett und regal sind glaub ich schon ganz ok</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2:50.901</text:p>
          </table:table-cell>
          <table:table-cell office:value-type="string" table:style-name="ce4">
            <text:p><text:s/>ja ich glaub es wird nicht besser, wobei: wsa könnten wir noch auslasten mit Stühlen, aber dann müssten wir einen Tisch weniger bauen.</text:p>
          </table:table-cell>
          <table:table-cell office:value-type="string" table:style-name="ce1">
            <text:p><text:s/>-T, ++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03.401</text:p>
          </table:table-cell>
          <table:table-cell office:value-type="string" table:style-name="ce4">
            <text:p><text:s/>wenn wir jetzt einen Tisch weniger bauen, und dafür Stühle, bekommen wir drei Stühle, das sind drei. ein tisch sind auch - ok, das macht keinen unterschied</text:p>
          </table:table-cell>
          <table:table-cell office:value-type="string" table:style-name="ce1">
            <text:p><text:s/>RR: 17,2,0,7,1,3</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11.151</text:p>
          </table:table-cell>
          <table:table-cell office:value-type="string" table:style-name="ce4">
            <text:p><text:s/></text:p>
          </table:table-cell>
          <table:table-cell office:value-type="string" table:style-name="ce1">
            <text:p><text:s/>Monat 2 beendet (Gold: 100/100, Hergestellt: [10,3,8,5] Möglich: [10,3,9,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15.652</text:p>
          </table:table-cell>
          <table:table-cell office:value-type="string" table:style-name="ce4">
            <text:p><text:s/>ah ok. wir haben - ach ja, genau. wie gesagt, das macht keinen Unterschied. tische 8 oder 9 oder Stühle 5 oder 2. Das war genau das, weil drei Stühle den Profit von einem tisch ergeben. ja nice, ok, weiter geht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34.401</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36.401</text:p>
          </table:table-cell>
          <table:table-cell office:value-type="string" table:style-name="ce4">
            <text:p><text:s/>ok, Betten sind gesunken, Tische sind jetzt recht teuer und auch Stühle. die haben sich im Preis sogar verdreifacht, das heißt es könnte sich echt lohnen jetzt auf Stühle zu geh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53.901</text:p>
          </table:table-cell>
          <table:table-cell office:value-type="string" table:style-name="ce4">
            <text:p><text:s/>müssen mal gucken. Ressourcen sind jetzt glaube ich ungefähr gleich, also das sollte nicht so viel ändern, wobei ein Stuhl verbraucht auch ziemlich unausgeglichen holz</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3:57.151</text:p>
          </table:table-cell>
          <table:table-cell office:value-type="string" table:style-name="ce4">
            <text:p><text:s/></text:p>
          </table:table-cell>
          <table:table-cell office:value-type="string" table:style-name="ce1">
            <text:p><text:s/>Monat 3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05.401</text:p>
          </table:table-cell>
          <table:table-cell office:value-type="string" table:style-name="ce4">
            <text:p><text:s/>das heißt wir müssen gucken, dass wir das dann irgendwie halbwegs traden. und betten waren irgendwie nicht so gut, die sind jetzt nur noch vier anstatt fünf</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16.902</text:p>
          </table:table-cell>
          <table:table-cell office:value-type="string" table:style-name="ce4">
            <text:p><text:s/>das heißt wir machen erstmal zwei regale auf ein Bett</text:p>
          </table:table-cell>
          <table:table-cell office:value-type="string" table:style-name="ce1">
            <text:p><text:s/>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27.151</text:p>
          </table:table-cell>
          <table:table-cell office:value-type="string" table:style-name="ce4">
            <text:p><text:s/>ok, zu wenig, puh, ok</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30.651</text:p>
          </table:table-cell>
          <table:table-cell office:value-type="string" table:style-name="ce4">
            <text:p><text:s/>ok, jetzt haben wir noch ziemlich viel in wsd übrig, aber wir gucken jetzt erstmal bei den anderen beiden</text:p>
          </table:table-cell>
          <table:table-cell office:value-type="string" table:style-name="ce1">
            <text:p><text:s/>RW: 52,60,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38.401</text:p>
          </table:table-cell>
          <table:table-cell office:value-type="string" table:style-name="ce4">
            <text:p><text:s/>hier würde ich erstmal auf Stühle gehen, soviel es geht</text:p>
          </table:table-cell>
          <table:table-cell office:value-type="string" table:style-name="ce1">
            <text:p><text:s/>E(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4:43.651</text:p>
          </table:table-cell>
          <table:table-cell office:value-type="string" table:style-name="ce4">
            <text:p><text:s/>ja, was heißt so viel es geht. ja, das ist halt jetzt, jetzt haben wir nichts mehr in a übrig, weil auch a ziemlich unausgeglichen benutzt wird, das heißt vllt sollten wir da noch n bisschen weniger machen</text:p>
          </table:table-cell>
          <table:table-cell office:value-type="string" table:style-name="ce1">
            <text:p><text:s/>H(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01.401</text:p>
          </table:table-cell>
          <table:table-cell office:value-type="string" table:style-name="ce4">
            <text:p><text:s/>also ein Stuhl gibt die Chance einen Tisch zu bauen, wenn man sich das was in a verbraucht wird anguckt. was in b verbraucht wird ist ja grad egal, weil wir eh genügend davon hab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13.401</text:p>
          </table:table-cell>
          <table:table-cell office:value-type="string" table:style-name="ce4">
            <text:p><text:s/>das heißt ich mach mal weniger Stühle und mehr tische, öh, die Ressourcen scheine ich eh nicht so doll zu verbrauchen. von daher machen wir beim Stuhl nur drei und beim tisch fünf</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29.151</text:p>
          </table:table-cell>
          <table:table-cell office:value-type="string" table:style-name="ce4">
            <text:p><text:s/>von daher können wir dann da eigentlich auf die tische dann doch gehen, obwohl jetzt eigentlich die Stühle den hohen Preis haben. aber wir haben so viele Ressourcen übr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40.652</text:p>
          </table:table-cell>
          <table:table-cell office:value-type="string" table:style-name="ce4">
            <text:p><text:s/>jetzt müssen wir noch wsd besser auslasten</text:p>
          </table:table-cell>
          <table:table-cell office:value-type="string" table:style-name="ce1">
            <text:p><text:s/>RW: 0,2,1,1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43.902</text:p>
          </table:table-cell>
          <table:table-cell office:value-type="string" table:style-name="ce4">
            <text:p><text:s text:c="2"/>würd ich weniger regale machen und mehr betten, wobei die betten haben im preis verloren</text:p>
          </table:table-cell>
          <table:table-cell office:value-type="string" table:style-name="ce1">
            <text:p><text:s/>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53.901</text:p>
          </table:table-cell>
          <table:table-cell office:value-type="string" table:style-name="ce4">
            <text:p><text:s/>ist die Frage ob sich das dann lohnt, überhaupt die Zeit in wsc zu benutz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5:58.901</text:p>
          </table:table-cell>
          <table:table-cell office:value-type="string" table:style-name="ce4">
            <text:p><text:s/>also c ist ja das was recht knappt ist. da haben wir fünf Stunden in c für 8 (Regal), oder drei Stunden für vier (Bet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09.151</text:p>
          </table:table-cell>
          <table:table-cell office:value-type="string" table:style-name="ce4">
            <text:p><text:s/>da sind die fünf stunden der bessere deal. fünf für acht, jaja, dann müssten wir eigtl mehr auf regale gehen, dh weniger betten und mehr .. ahhh... sieben ... zehn.</text:p>
          </table:table-cell>
          <table:table-cell office:value-type="string" table:style-name="ce1">
            <text:p><text:s/>-- B, ++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30.901</text:p>
          </table:table-cell>
          <table:table-cell office:value-type="string" table:style-name="ce4">
            <text:p><text:s/>ok das heißt 1,2. ja dann glaube ich ist so das Beste. Jetzt haben wir viel übrig bei d, aber wenn wir jetzt d benutzen sollten mit den Betten - weil das verbraucht ja mehr in d als in c, dann können wir weniger regale bauen und ich glaub die regale lohnen sich mehr</text:p>
          </table:table-cell>
          <table:table-cell office:value-type="string" table:style-name="ce1">
            <text:p><text:s/>RR: 20,7,0,2,0,2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53.401</text:p>
          </table:table-cell>
          <table:table-cell office:value-type="string" table:style-name="ce4">
            <text:p><text:s/></text:p>
          </table:table-cell>
          <table:table-cell office:value-type="string" table:style-name="ce1">
            <text:p><text:s/>Monat 3 beendet (Gold: 129/129, Hergestellt: [2,8,9,4] Möglich: [2,8,9,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6:54.401</text:p>
          </table:table-cell>
          <table:table-cell office:value-type="string" table:style-name="ce4">
            <text:p><text:s/>Ahja, perfekt. Wunderbar, genau das gleiche ist auch die optimale Lösun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02.651</text:p>
          </table:table-cell>
          <table:table-cell office:value-type="string" table:style-name="ce4">
            <text:p><text:s/>ja ich glaub muss man halt immer bisschen abwägen. am Ende hatten wir viel bei d übrig. aber das war nicht schlimm, weil c die knappe Ressource war und wir gucken mussten wie wir den Verbrauch von c optimieren, da war es nicht so schlimm wenn viel bei d übrig is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25.651</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26.901</text:p>
          </table:table-cell>
          <table:table-cell office:value-type="string" table:style-name="ce4">
            <text:p><text:s/>ok weiter gehts. uhh diesmal sind Materialien richtig knapp. 75, 42.</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34.901</text:p>
          </table:table-cell>
          <table:table-cell office:value-type="string" table:style-name="ce4">
            <text:p><text:s/>und Betten sind brutal teuer geword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40.651</text:p>
          </table:table-cell>
          <table:table-cell office:value-type="string" table:style-name="ce4">
            <text:p><text:s/>ok also betten können n deal sein diesmal, zumal die jetzt nur eins weniger kosten als das Regal, aber viel weniger Ressourcen verbrauchen. die verbrauchen vier weniger Metall, und 1 weniger Holz, also fünf weniger insgesam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43.151</text:p>
          </table:table-cell>
          <table:table-cell office:value-type="string" table:style-name="ce4">
            <text:p><text:s/></text:p>
          </table:table-cell>
          <table:table-cell office:value-type="string" table:style-name="ce1">
            <text:p><text:s/>Monat 4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7:59.151</text:p>
          </table:table-cell>
          <table:table-cell office:value-type="string" table:style-name="ce4">
            <text:p><text:s/>das heißt die Betten sind diesmal das, was wir machen mit den unteren beiden Werkstätten, mit c und d</text:p>
          </table:table-cell>
          <table:table-cell office:value-type="string" table:style-name="ce1">
            <text:p><text:s/>M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10.151</text:p>
          </table:table-cell>
          <table:table-cell office:value-type="string" table:style-name="ce4">
            <text:p><text:s/>ich glaub das ist einfach der bessere dea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12.651</text:p>
          </table:table-cell>
          <table:table-cell office:value-type="string" table:style-name="ce4">
            <text:p><text:s/>und wenn wir jetzt wsd komplett ausnutzen, dann haben wir nur noch 3 Metall übrig.</text:p>
          </table:table-cell>
          <table:table-cell office:value-type="string" table:style-name="ce1">
            <text:p><text:s/>RR: 23,3,52,60,7,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20.401</text:p>
          </table:table-cell>
          <table:table-cell office:value-type="string" table:style-name="ce4">
            <text:p><text:s/>dann müsste ich wahrscheinlich oben stuhle bauen hauptsächlich.</text:p>
          </table:table-cell>
          <table:table-cell office:value-type="string" table:style-name="ce1">
            <text:p><text:s/>M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24.401</text:p>
          </table:table-cell>
          <table:table-cell office:value-type="string" table:style-name="ce4">
            <text:p><text:s/>ah, jetzt haben wir zu wenig Metall</text:p>
          </table:table-cell>
          <table:table-cell office:value-type="string" table:style-name="ce1">
            <text:p><text:s/>RR: 11,0,40,57,7,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27.151</text:p>
          </table:table-cell>
          <table:table-cell office:value-type="string" table:style-name="ce4">
            <text:p><text:s/>ok, das heißt wir müssen jetzt gucken welches Möbel für sein Geld am wenigstens Metall verbrau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37.652</text:p>
          </table:table-cell>
          <table:table-cell office:value-type="string" table:style-name="ce4">
            <text:p><text:s/>also der Stuhl gibt drei coins für ein Metall, dh dreimal so viel wie die Metall Ressourc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47.901</text:p>
          </table:table-cell>
          <table:table-cell office:value-type="string" table:style-name="ce4">
            <text:p><text:s/>der tisch kostet fünf Metall, gibt nur vier Gold, das heißt es ist nur 0,8 von der Anzahl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8:58.901</text:p>
          </table:table-cell>
          <table:table-cell office:value-type="string" table:style-name="ce4">
            <text:p><text:s/>und beim Bett ist es auch not bad, da ist es ja... 3 Metall gibt 7 sieben Gold, das heißt wir haben dann zweimal so viel, 2.3, also viel Gold pro Metal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16.151</text:p>
          </table:table-cell>
          <table:table-cell office:value-type="string" table:style-name="ce4">
            <text:p><text:s/>und das Regal hat auch einen schlechten dea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19.401</text:p>
          </table:table-cell>
          <table:table-cell office:value-type="string" table:style-name="ce4">
            <text:p><text:s/>das heißt wir sollten gucken, dass wir zuerst so viele Stühle wie möglich bauen, weil die den besten metalldeal haben würd ich mal sagen</text:p>
          </table:table-cell>
          <table:table-cell office:value-type="string" table:style-name="ce1">
            <text:p><text:s/>B=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28.151</text:p>
          </table:table-cell>
          <table:table-cell office:value-type="string" table:style-name="ce4">
            <text:p><text:s/>ich würde dann sogar ignorieren, dass wir bei wsb 47 stunden übrig haben, weil wir könnten dann nur den Tisch bauen in wsb, aber der kostet 5 Metall, und 5 Metall lohnt sich halt gar nicht in den tisch, weil das nur vier rausbekommt.</text:p>
          </table:table-cell>
          <table:table-cell office:value-type="string" table:style-name="ce1">
            <text:p>M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43.901</text:p>
          </table:table-cell>
          <table:table-cell office:value-type="string" table:style-name="ce4">
            <text:p><text:s/>dann bau ich lieber betten, die verbrauchen nur drei Metall und ich bekomme 7</text:p>
          </table:table-cell>
          <table:table-cell office:value-type="string" table:style-name="ce1">
            <text:p><text:s/>M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19:48.901</text:p>
          </table:table-cell>
          <table:table-cell office:value-type="string" table:style-name="ce4">
            <text:p><text:s/>und jetzt haben wir zu wenig holz. ah, weil wir so viel auf den Stuhl gegangen sind,</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09.151</text:p>
          </table:table-cell>
          <table:table-cell office:value-type="string" table:style-name="ce4">
            <text:p><text:s/>also muss man vllt doch ein paar Tische bauen, um bisschen Holz zu spa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16.901</text:p>
          </table:table-cell>
          <table:table-cell office:value-type="string" table:style-name="ce4">
            <text:p><text:s/>Moment mal kurz rechnen. der tisch verbraucht insgesamt 7 Ressourcen und man bekommt 4, und der andere (Stuhl) 5 und man bekommt 3. ja das ist ungefähr das gleiche Verhältnis</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37.901</text:p>
          </table:table-cell>
          <table:table-cell office:value-type="string" table:style-name="ce4">
            <text:p><text:s/>aber dafür spart man beim Tisch Holz, dass man dann im Bett benutzen kan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43.401</text:p>
          </table:table-cell>
          <table:table-cell office:value-type="string" table:style-name="ce4">
            <text:p><text:s/>das heißt ich werde ein bisschen weniger Stühle bauen und dafür</text:p>
          </table:table-cell>
          <table:table-cell office:value-type="string" table:style-name="ce1">
            <text:p><text:s/>--S, ++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0:52.901</text:p>
          </table:table-cell>
          <table:table-cell office:value-type="string" table:style-name="ce4">
            <text:p><text:s/>uh, jetzt haben wir kein Metall meh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02.151</text:p>
          </table:table-cell>
          <table:table-cell office:value-type="string" table:style-name="ce4">
            <text:p><text:s/>nene, dann lassen wir das doch und machen jetzt lieber... hm...</text:p>
          </table:table-cell>
          <table:table-cell office:value-type="string" table:style-name="ce1">
            <text:p>E(T,B,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10.651</text:p>
          </table:table-cell>
          <table:table-cell office:value-type="string" table:style-name="ce4">
            <text:p><text:s/>Bett braucht 7 Ressourcen und gibt 7, Stuhl 5 und 3, das heißt lieber betten als Stühle, od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33.901</text:p>
          </table:table-cell>
          <table:table-cell office:value-type="string" table:style-name="ce4">
            <text:p><text:s/>das sieht eigentlich ganz gut aus, würde ich das so machen? also die betten lohnen sich halt eh am meisten glaub ich, von der Ressourcen Anzahl. und dann haben wir das übriggebliebene holz gut für den Stuhl dann noch verbrau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51.902</text:p>
          </table:table-cell>
          <table:table-cell office:value-type="string" table:style-name="ce4">
            <text:p><text:s/>ja ich glaube ich lass das so.</text:p>
          </table:table-cell>
          <table:table-cell office:value-type="string" table:style-name="ce1">
            <text:p><text:s/>RR: 3,0,28,54,10,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53.151</text:p>
          </table:table-cell>
          <table:table-cell office:value-type="string" table:style-name="ce4">
            <text:p><text:s/></text:p>
          </table:table-cell>
          <table:table-cell office:value-type="string" table:style-name="ce1">
            <text:p>Monat 4 beendet (Gold: 102/102, Hergestellt: [12,0,0,6] Möglich: [12,0,0,6])</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55.401</text:p>
          </table:table-cell>
          <table:table-cell office:value-type="string" table:style-name="ce4">
            <text:p><text:s/>Ahja, wunderbar. Richtige Lösun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1:59.902</text:p>
          </table:table-cell>
          <table:table-cell office:value-type="string" table:style-name="ce4">
            <text:p><text:s/>Es lag glaub ich daran, dass, dass ich mich hauptsächlich drauf fokussiert habe die Ressourcen optimal zu benutzen und zu gucken wo bekommt man am meisten für die eingesetzten Ressourcen. und die Fabriken konnte man glaub ich relativ ignorieren, weil man es zu wenig Ressourcen hatte, um die komplett auszulast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2:21.651</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2:26.901</text:p>
          </table:table-cell>
          <table:table-cell office:value-type="string" table:style-name="ce4">
            <text:p><text:s/>80, 88, das ist so mittelviel, und oh - Betten sind brutal eingebrochen, genauso wie regale, aber die sind nur leicht eingebrochen. Stühle sind auf zwei, die waren am Anfang glaube ich auf eins, die sind also immer noch nicht so schle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2:46.651</text:p>
          </table:table-cell>
          <table:table-cell office:value-type="string" table:style-name="ce4">
            <text:p><text:s/></text:p>
          </table:table-cell>
          <table:table-cell office:value-type="string" table:style-name="ce1">
            <text:p><text:s/>Monat 5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2:52.651</text:p>
          </table:table-cell>
          <table:table-cell office:value-type="string" table:style-name="ce4">
            <text:p><text:s/>also betten werde ich glaub ich jetzt nicht bauen, die verbrauchen 7 Ressourcen und geben nur drei.</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2:59.401</text:p>
          </table:table-cell>
          <table:table-cell office:value-type="string" table:style-name="ce4">
            <text:p><text:s/>das Regal verbraucht fünf plus sieben Ressourcen, also 12 und gibt 6, dh die hälf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07.651</text:p>
          </table:table-cell>
          <table:table-cell office:value-type="string" table:style-name="ce4">
            <text:p><text:s/>der tisch verbraucht sieben und gibt vier, das ist bisschen mehr als die hälf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12.151</text:p>
          </table:table-cell>
          <table:table-cell office:value-type="string" table:style-name="ce4">
            <text:p><text:s/>und der Stuhl verbraucht fünf und gibt nur zwei, das ist bisschen weniger als die hälft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18.401</text:p>
          </table:table-cell>
          <table:table-cell office:value-type="string" table:style-name="ce4">
            <text:p><text:s/>dh wir bauen erstmal tisch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23.151</text:p>
          </table:table-cell>
          <table:table-cell office:value-type="string" table:style-name="ce4">
            <text:p><text:s/>und ich denke die Werkstätten werden wieder egal sein, weil wir wieder nicht viele Ressourcen hab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29.401</text:p>
          </table:table-cell>
          <table:table-cell office:value-type="string" table:style-name="ce4">
            <text:p><text:s/>aber wir können ja einfach kurz gucken</text:p>
          </table:table-cell>
          <table:table-cell office:value-type="string" table:style-name="ce1">
            <text:p><text:s/>++T, RR: 60,38,12,0,46,5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36.901</text:p>
          </table:table-cell>
          <table:table-cell office:value-type="string" table:style-name="ce4">
            <text:p><text:s/>und was ist bei Betten und regal besser? da hatte ich 12 und 6 und 7 und 3 (???), da ist das Regal besser, aber das verbraucht ein bisschen mehr Metall als Holz, und wir haben mehr Holz als Metall übrig</text:p>
          </table:table-cell>
          <table:table-cell office:value-type="string" table:style-name="ce1">
            <text:p><text:s/>RR: 60,38</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3:56.151</text:p>
          </table:table-cell>
          <table:table-cell office:value-type="string" table:style-name="ce4">
            <text:p><text:s/>das heißt wir gehen trotzdem auf die Betten, auch wenn die sich erstmal weniger lohnen,</text:p>
          </table:table-cell>
          <table:table-cell office:value-type="string" table:style-name="ce1">
            <text:p><text:s/>M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04.903</text:p>
          </table:table-cell>
          <table:table-cell office:value-type="string" table:style-name="ce4">
            <text:p><text:s/>jetzt können wir theoretisch noch die 2 Metall - aber wir haben in wsb nichts mehr übrig</text:p>
          </table:table-cell>
          <table:table-cell office:value-type="string" table:style-name="ce1">
            <text:p><text:s/>H(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14.151</text:p>
          </table:table-cell>
          <table:table-cell office:value-type="string" table:style-name="ce4">
            <text:p><text:s/>oh, ich hätte jetzt gedacht wir könnten die 2 Metall noch in zwei Stühle stecken, haben wir auch das Holz gut verbraucht, aber wir haben in wsb nichts mehr übrig, das heißt man müsste jetzt überleg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25.151</text:p>
          </table:table-cell>
          <table:table-cell office:value-type="string" table:style-name="ce4">
            <text:p><text:s/>ein tisch weniger sind 4 weniger Geld, und dafür können wir 1,2,3 nur wieder reinbekommen, ah ne Moment.</text:p>
          </table:table-cell>
          <table:table-cell office:value-type="string" table:style-name="ce1">
            <text:p><text:s/>-T, ++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43.401</text:p>
          </table:table-cell>
          <table:table-cell office:value-type="string" table:style-name="ce4">
            <text:p><text:s/>vier weniger Geld, und wir haben dreimal 2 durch die Stühle bekommen, also 6, also haben wir zwei mehr, das heißt das hat sich gelohn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55.901</text:p>
          </table:table-cell>
          <table:table-cell office:value-type="string" table:style-name="ce4">
            <text:p><text:s/>können wir nicht sogar noch eins bauen? nicht genug holz. ach ja. bisschen dumm</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5:03.901</text:p>
          </table:table-cell>
          <table:table-cell office:value-type="string" table:style-name="ce4">
            <text:p><text:s/>so, zack.</text:p>
          </table:table-cell>
          <table:table-cell office:value-type="string" table:style-name="ce1">
            <text:p><text:s/>E(B,S)</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5:08.401</text:p>
          </table:table-cell>
          <table:table-cell office:value-type="string" table:style-name="ce4">
            <text:p><text:s/>und jetzt zwei und fünf, ah, wir haben, ok das lohnt sich nicht - ich hätte sonst ein Bett weniger gebaut, um davon noch einen Stuhl zu bauen und dann zu gucken was mit dem Rest noch machbar ist. weil wenn wir n Bett weniger bauen, können wir nur noch einen Stuhl bauen und das lohnt sich dann nicht, weil wir dann mit dem Bett nur einen mehr verdienen würd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5:30.651</text:p>
          </table:table-cell>
          <table:table-cell office:value-type="string" table:style-name="ce4">
            <text:p><text:s/>jetzt haben wir gar keine regale gebaut, obwohl die auch nicht so der schlechte deal waren. das macht mich so ein bisschen stutz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4:53.151</text:p>
          </table:table-cell>
          <table:table-cell office:value-type="string" table:style-name="ce4">
            <text:p><text:s/>ja, vielleicht ist das ein Fehl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6:03.401</text:p>
          </table:table-cell>
          <table:table-cell office:value-type="string" table:style-name="ce4">
            <text:p><text:s/>zumal wir da oben noch Zeit haben. also wir könnten überlegen.</text:p>
          </table:table-cell>
          <table:table-cell office:value-type="string" table:style-name="ce1">
            <text:p>RR: 2,4,4,3,10,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6:07.401</text:p>
          </table:table-cell>
          <table:table-cell office:value-type="string" table:style-name="ce4">
            <text:p><text:s/>Moment - sieben Metall brauchen wir, wir haben vier. also könnten wir ja eins, zwei, drei.</text:p>
          </table:table-cell>
          <table:table-cell office:value-type="string" table:style-name="ce1">
            <text:p><text:s/>E(S,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6:19.901</text:p>
          </table:table-cell>
          <table:table-cell office:value-type="string" table:style-name="ce4">
            <text:p><text:s/>ja ok das macht keinen Unterschied. drei weniger Stühle und dafür ein Regal mehr, oder andersrum</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6:48.651</text:p>
          </table:table-cell>
          <table:table-cell office:value-type="string" table:style-name="ce4">
            <text:p><text:s/>hier haben wir zu wenig Zeit fü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6:57.901</text:p>
          </table:table-cell>
          <table:table-cell office:value-type="string" table:style-name="ce4">
            <text:p><text:s/>dabei war der tisch der beste deal, also, weil der verbraucht soviel in wsb, vielleicht.. mhm..</text:p>
          </table:table-cell>
          <table:table-cell office:value-type="string" table:style-name="ce1">
            <text:p><text:s/>E(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12.201</text:p>
          </table:table-cell>
          <table:table-cell office:value-type="string" table:style-name="ce4">
            <text:p><text:s/>macht das n unterschied? n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16.401</text:p>
          </table:table-cell>
          <table:table-cell office:value-type="string" table:style-name="ce4">
            <text:p><text:s/>jetzt haben wir noch superviel Holz übrig, hmm..</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24.652</text:p>
          </table:table-cell>
          <table:table-cell office:value-type="string" table:style-name="ce4">
            <text:p><text:s/>Ja, ich weiß es nicht, ich glaub ich bekomm nichts mehr Besseres hin</text:p>
          </table:table-cell>
          <table:table-cell office:value-type="string" table:style-name="ce1">
            <text:p><text:s/>RR: 12,2,12,0,10,4</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27.151</text:p>
          </table:table-cell>
          <table:table-cell office:value-type="string" table:style-name="ce4">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36.651</text:p>
          </table:table-cell>
          <table:table-cell office:value-type="string" table:style-name="ce4">
            <text:p><text:s/>ich hab bisschen, ich glaub ich hab, ich bin mir nicht mal sicher ob das optimal ist, aber mir ist nichts besseres mehr eingefall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7:47.651</text:p>
          </table:table-cell>
          <table:table-cell office:value-type="string" table:style-name="ce4">
            <text:p><text:s/>irgendwie hat sich vor allem der tisch gelohnt, deshalb hab ich mich erstmal auf den fokussiert, aber es kann auch ein Fehler gewesen sein. ich hab halt noch zwölf holz übrig und eigentlich waren die Ressourcen knapp, deshalb hätt ich die schon verbrauchen müssen, aber es hat sich irgendwie alles, ich weiß es nicht, ich bin nicht drauf gekomm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8:10.151</text:p>
          </table:table-cell>
          <table:table-cell office:value-type="string" table:style-name="ce4">
            <text:p><text:s/></text:p>
          </table:table-cell>
          <table:table-cell office:value-type="string" table:style-name="ce1">
            <text:p><text:s/>Monat 5 beendet (Gold: 76/82, Hergestellt: [12,0,10,0] Möglich: [0,8,5,7])</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8:12.901</text:p>
          </table:table-cell>
          <table:table-cell office:value-type="string" table:style-name="ce4">
            <text:p><text:s/>ok jetzt muss ich mal grad gucken. Ah Betten sind, hm.. ok.. ja nicht optimal</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8:28.151</text:p>
          </table:table-cell>
          <table:table-cell office:value-type="string" table:style-name="ce4">
            <text:p><text:s/>da hätte sich's vielleicht gelohnt was zu bauen was nicht ganz so - die Betten sind halt glaub ich nicht im Preis gefallen, deshalb habe ich mich auf die fokussiert. wenn ich mich jetzt nicht irr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8:44.902</text:p>
          </table:table-cell>
          <table:table-cell office:value-type="string" table:style-name="ce4">
            <text:p><text:s/>es kann sich dann halt auch manchmal lohnen nicht das Beste zu nehmen aber dafür die Ressourcen gleichmäßig zu verteilen, aber darauf habe ich jetzt nicht so sehr geachtet, sondern ich hab einfach versucht das effizienteste zu bauen hauptsächlich, weil das die Runden davor ganz gut geklappt hat. aber das war jetzt vielleicht ein Fehler. ja, mal sehen wie's jetzt is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11.151</text:p>
          </table:table-cell>
          <table:table-cell office:value-type="string" table:style-name="ce4">
            <text:p><text:s/></text:p>
          </table:table-cell>
          <table:table-cell office:value-type="string" table:style-name="ce1">
            <text:p><text:s/>Zeit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12.902</text:p>
          </table:table-cell>
          <table:table-cell office:value-type="string" table:style-name="ce4">
            <text:p><text:s/>ok, regale steigen auf 10, das ist halt ziemlich viel. das heißt wir werden mal gucken ob wir - und betten auf sechs. ok, also regale und Betten sind das, was wir hauptsächlich bauen woll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24.901</text:p>
          </table:table-cell>
          <table:table-cell office:value-type="string" table:style-name="ce4">
            <text:p><text:s/></text:p>
          </table:table-cell>
          <table:table-cell office:value-type="string" table:style-name="ce1">
            <text:p><text:s/>Monat 6 beginn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27.401</text:p>
          </table:table-cell>
          <table:table-cell office:value-type="string" table:style-name="ce4">
            <text:p><text:s/>die sind dummerweise in den gleichen beiden Fabriken. und regale verbrauchen auch ziemlich viel Metall, aber jetzt müssen wir nochmal grad rechnen: 5 plus 7 (Materialkosten Regal) sind 12 (Profit). für 12 bekommen wir 10 raus, oder für sieben (Materialkosten Bett) 6 (Profi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49.151</text:p>
          </table:table-cell>
          <table:table-cell office:value-type="string" table:style-name="ce4">
            <text:p><text:s/>ja, dann sind die betten besser glaub ich.</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29:54.153</text:p>
          </table:table-cell>
          <table:table-cell office:value-type="string" table:style-name="ce4">
            <text:p><text:s/>dann bauen wir erstmal betten und gucken aber, dass wir die Fabriken halbwegs gleichmäßig verbrauchen. ist das jetzt das beste? die anderen beiden lohnen sich glaube ich nicht so sehr. da bekommen wir für sieben (Materialkosten Tisch) 3 (Gold) oder für 5 (Materialkosten Stuhl) 2 (Gold), das ist beides nicht so gut, also müssen wir jetzt erstmal gucken, dass wir die oberen beiden - Betten und regale - optimieren und dann können wir uns um die unten kümmern.</text:p>
          </table:table-cell>
          <table:table-cell office:value-type="string" table:style-name="ce1">
            <text:p><text:s/>!! E(B,R)</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0:29.151</text:p>
          </table:table-cell>
          <table:table-cell office:value-type="string" table:style-name="ce4">
            <text:p><text:s/>3 und 2 stunden übrig. Ja ich glaub, hm.<text:s text:c="2"/></text:p>
          </table:table-cell>
          <table:table-cell office:value-type="string" table:style-name="ce1">
            <text:p><text:s/>RW: 52,60,3,2</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0:41.151</text:p>
          </table:table-cell>
          <table:table-cell office:value-type="string" table:style-name="ce4">
            <text:p><text:s/>einen weniger, hätten wir 5 und 1 übrig</text:p>
          </table:table-cell>
          <table:table-cell office:value-type="string" table:style-name="ce1">
            <text:p><text:s/>E(R,B)</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0:50.151</text:p>
          </table:table-cell>
          <table:table-cell office:value-type="string" table:style-name="ce4">
            <text:p><text:s/>ja ich glaub das ist besser, ah ne wobei</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0:55.151</text:p>
          </table:table-cell>
          <table:table-cell office:value-type="string" table:style-name="ce4">
            <text:p><text:s/>n regal bringt ja 10, das ist schon nochmal deutlich mehr, das lohnt sich nicht die Ressourcen zu optimieren, wenn wir am Ende welche übrig haben. das habe ich ja letzte Runde bisschen falsch gema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1">
            <text:p>00:31:09401</text:p>
          </table:table-cell>
          <table:table-cell office:value-type="string" table:style-name="ce4">
            <text:p><text:s/>das heißt wir sollten doch eher auf regale gehen und weniger bett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1:13.401</text:p>
          </table:table-cell>
          <table:table-cell office:value-type="string" table:style-name="ce4">
            <text:p><text:s/>weil ich glaub wir werden was übrig haben. dann haben wirs erstmal so und gucken jetzt mal, was unten passiert.</text:p>
          </table:table-cell>
          <table:table-cell office:value-type="string" table:style-name="ce1">
            <text:p><text:s/>RR: 39,17,52,60,0,9</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1:21.651</text:p>
          </table:table-cell>
          <table:table-cell office:value-type="string" table:style-name="ce4">
            <text:p><text:s/>der tisch lohnt sich halt glaub ich gar nicht, weil der verbraucht ziemlich viel Metall, was auch die regale verbrauchen mehr als holz</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1:31.651</text:p>
          </table:table-cell>
          <table:table-cell office:value-type="string" table:style-name="ce4">
            <text:p><text:s/>und deshalb würd ich jetzt hier unten versuchen das überschüssige Holz, das wir übrig haben zu verbrauchen und da bekommen wir sowieso mehr für unsere Ressourc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1:45.651</text:p>
          </table:table-cell>
          <table:table-cell office:value-type="string" table:style-name="ce4">
            <text:p><text:s/>jetzt haben wir am Ende zu wenig holz, aber ich werde jetzt nochmal von den betten runter gehen und gucken ob ich das nicht so mache</text:p>
          </table:table-cell>
          <table:table-cell office:value-type="string" table:style-name="ce1">
            <text:p><text:s/>!! E(B,R,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1:58.651</text:p>
          </table:table-cell>
          <table:table-cell office:value-type="string" table:style-name="ce4">
            <text:p><text:s/>das heißt hauptsächlich regale, bis die Werkstatt c verbraucht ist.. aber die betten verbrauchen ja auch bei der wsc zei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2:22.651</text:p>
          </table:table-cell>
          <table:table-cell office:value-type="string" table:style-name="ce4">
            <text:p><text:s/>ich frag mich grad obs sich lohnen könnte weniger betten zu bauen und dafür noch mehr regal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2:31.902</text:p>
          </table:table-cell>
          <table:table-cell office:value-type="string" table:style-name="ce4">
            <text:p><text:s/>also ein Bett weniger reicht nicht, wenn dann zwei weniger, dann könnten wir hier ein Regal mehr bauen und dann hätten wir noch 5 Holz übrig, dh dann könnten wir das so machen<text:s text:c="2"/></text:p>
          </table:table-cell>
          <table:table-cell office:value-type="string" table:style-name="ce1">
            <text:p><text:s/>!! E(B,R, S,T)</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2:45.151</text:p>
          </table:table-cell>
          <table:table-cell office:value-type="string" table:style-name="ce4">
            <text:p><text:s/>aber jetzt haben wir noch Metall übrig, und das ist natürlich blöd. dann vielleicht ein tisch, dann haben wirs gut verbraucht, und ein tisch ist auch besser als ein Stuhl in dem Fall. weil wenn wir eh was übrig haben, dann machts keinen Unterschied, dass der tisch mehr verbrau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3:04.151</text:p>
          </table:table-cell>
          <table:table-cell office:value-type="string" table:style-name="ce4">
            <text:p><text:s/>Ich frag mich halt, ob wir nicht noch mehr auf Regale gehen sollt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3:14.402</text:p>
          </table:table-cell>
          <table:table-cell office:value-type="string" table:style-name="ce4">
            <text:p><text:s/>das wäre das Maximum auf Regale</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3:24.651</text:p>
          </table:table-cell>
          <table:table-cell office:value-type="string" table:style-name="ce4">
            <text:p><text:s/>aber bevor wir tische bauen, bauen wir lieber betten, das heißt das ist nochmal bess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3:29.151</text:p>
          </table:table-cell>
          <table:table-cell office:value-type="string" table:style-name="ce4">
            <text:p><text:s/>ich glaub das ist jetzt für die oberen beiden der Optimalfall. dann haben wir noch vier Holz und ein Metall übrig. ja ich glaub jetzt ist es gu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3:39.901</text:p>
          </table:table-cell>
          <table:table-cell office:value-type="string" table:style-name="ce4">
            <text:p><text:s/>haben wir jetzt wsc voll ausgereizt, das ist die regalwerkstatt, die das Regal besonders beansprucht. dann haben wir um das halbwegs ausgeglichen zu machen, haben wir noch das Bett benutzt, um die wsd auch ein bisschen auszulasten. und weil die halbwegs gleichmäßig die Ressourcen verbraucht.</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11.151</text:p>
          </table:table-cell>
          <table:table-cell office:value-type="string" table:style-name="ce4">
            <text:p><text:s/>und wir haben, ja, wir könnten zwei Betten weniger bauen, dann hätten wir wieder genügend Zeit für ein Regal in der wsc, aber dann würden wir bei den Regalen 90 bekommen, aber bei den betten dafür 0, und naja, 12 sind halt mehr als 10, deshalb sollten wir glaub ich zwei betten bauen lieber.</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35.151</text:p>
          </table:table-cell>
          <table:table-cell office:value-type="string" table:style-name="ce4">
            <text:p><text:s/>ja, tische haben sich nicht gelohnt, wahrscheinlich kommt jetzt eh in der Lösung man hätte Tische bauen sollen.</text:p>
          </table:table-cell>
          <table:table-cell office:value-type="string" table:style-name="ce1">
            <text:p><text:s/>RR: 0,0,8,49,0,20</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40.401</text:p>
          </table:table-cell>
          <table:table-cell office:value-type="string" table:style-name="ce4">
            <text:p><text:s/></text:p>
          </table:table-cell>
          <table:table-cell office:value-type="string" table:style-name="ce1">
            <text:p><text:s/>Erkläre deine Lösung</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47.401</text:p>
          </table:table-cell>
          <table:table-cell office:value-type="string" table:style-name="ce4">
            <text:p><text:s/>ich hab’s ja eigentlich schon halbwegs erklärt wie so meine Gedanken waren</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53.651</text:p>
          </table:table-cell>
          <table:table-cell office:value-type="string" table:style-name="ce4">
            <text:p><text:s/></text:p>
          </table:table-cell>
          <table:table-cell office:value-type="string" table:style-name="ce1">
            <text:p><text:s/>Monat 6 beendet: (Gold: 114/114, Hergestellt: [2,8,0,11] Möglich: [2,8,0,11])</text:p>
          </table:table-cell>
          <table:table-cell table:number-columns-repeated="1638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4:55.401</text:p>
          </table:table-cell>
          <table:table-cell office:value-type="string" table:style-name="ce4">
            <text:p><text:s/>ahja, wunderbar. das war auch richtig.</text:p>
          </table:table-cell>
          <table:table-cell table:number-columns-repeated="16382" table:style-name="ce1"/>
        </table:table-row>
        <table:table-row table:style-name="ro1">
          <table:table-cell table:style-name="ce1"/>
          <table:table-cell table:style-name="ce3"/>
          <table:table-cell table:number-columns-repeated="16382" table:style-name="ce1"/>
        </table:table-row>
        <table:table-row table:style-name="ro2">
          <table:table-cell office:value-type="string" table:style-name="ce2">
            <text:p>00:35:04.151</text:p>
          </table:table-cell>
          <table:table-cell office:value-type="string" table:style-name="ce4">
            <text:p><text:s/>Jahr beendet. (Gold: 659/665, Hergestellt: [38,28,36,30] Möglich: [26,36,32,34])</text:p>
          </table:table-cell>
          <table:table-cell table:number-columns-repeated="16382" table:style-name="ce1"/>
        </table:table-row>
        <table:table-row table:style-name="ro1">
          <table:table-cell table:style-name="ce1"/>
          <table:table-cell table:style-name="ce5"/>
          <table:table-cell table:number-columns-repeated="16382" table:style-name="ce1"/>
        </table:table-row>
        <table:table-row table:number-rows-repeated="104816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Calibri" svg:font-family="Calibri"/>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Seit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29</meta:generator>
    <dc:creator>S D</dc:creator>
    <dc:date>2022-01-27T13:27:11Z</dc:date>
    <meta:editing-cycles>1</meta:editing-cycles>
    <meta:editing-duration>PT0S</meta:editing-duration>
  </office:meta>
</office:document-meta>
</file>